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18.3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0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Untested&quot;)" table:allow-empty-cell="true" table:display-list="unsorted" table:base-cell-address="'V0.2'.C27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V0.2'.C7">
          <table:error-message table:message-type="stop" table:display="true"/>
        </table:content-validation>
      </table:content-validations>
      <table:table table:name="V0.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2" office:value-type="date" office:date-value="2025-07-21" calcext:value-type="date">
            <text:p>21/07/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6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7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 11 Pro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ing Windows 11 scan repo for Virus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5]+1" office:value-type="float" office:value="2" calcext:value-type="float">
            <text:p>2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style-name="ce5"/>
        </table:table-row>
        <table:table-row table:style-name="ro2">
          <table:table-cell table:formula="of:=[.A26]+1" office:value-type="float" office:value="3" calcext:value-type="float">
            <text:p>3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7]+1" office:value-type="float" office:value="4" calcext:value-type="float">
            <text:p>4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5" calcext:value-type="float">
            <text:p>5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6" calcext:value-type="float">
            <text:p>6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0]+1" office:value-type="float" office:value="7" calcext:value-type="float">
            <text:p>7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8" calcext:value-type="float">
            <text:p>8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9" calcext:value-type="float">
            <text:p>9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MacOS Monterey 12.7.6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3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4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5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6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V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2">
          <table:table-cell office:value-type="string" calcext:value-type="string">
            <text:p>Testing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4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MCU flash filesystem shows wrong file separator used when running on Windows platform.</text:p>
          </table:table-cell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0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1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2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3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4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5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no erase, no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4]+1" office:value-type="float" office:value="3" calcext:value-type="float">
            <text:p>3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4" calcext:value-type="float">
            <text:p>4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6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7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 11 Pro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ing Windows 11 scan repo for Viruses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25]+1" office:value-type="float" office:value="2" calcext:value-type="float">
            <text:p>2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 table:style-name="ce5"/>
        </table:table-row>
        <table:table-row table:style-name="ro2">
          <table:table-cell table:formula="of:=[.A26]+1" office:value-type="float" office:value="3" calcext:value-type="float">
            <text:p>3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27]+1" office:value-type="float" office:value="4" calcext:value-type="float">
            <text:p>4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28]+1" office:value-type="float" office:value="5" calcext:value-type="float">
            <text:p>5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29]+1" office:value-type="float" office:value="6" calcext:value-type="float">
            <text:p>6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3">
          <table:table-cell table:formula="of:=[.A30]+1" office:value-type="float" office:value="7" calcext:value-type="float">
            <text:p>7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31]+1" office:value-type="float" office:value="8" calcext:value-type="float">
            <text:p>8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32]+1" office:value-type="float" office:value="9" calcext:value-type="float">
            <text:p>9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MacOS Monterey 12.7.6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0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1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2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3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4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5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6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20:55:09.458277745</meta:creation-date>
    <dc:date>2025-07-21T11:39:27.767474761</dc:date>
    <meta:editing-duration>PT5H48M52S</meta:editing-duration>
    <meta:editing-cycles>22</meta:editing-cycles>
    <meta:generator>LibreOffice/24.2.7.2$Linux_X86_64 LibreOffice_project/420$Build-2</meta:generator>
    <meta:document-statistic meta:table-count="3" meta:cell-count="316" meta:object-count="0"/>
  </office:meta>
</office:document-meta>
</file>